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420" officeooo:paragraph-rsid="00019420"/>
    </style:style>
    <style:style style:name="P2" style:family="paragraph" style:parent-style-name="Standard">
      <style:text-properties officeooo:paragraph-rsid="00047193"/>
    </style:style>
    <style:style style:name="P3" style:family="paragraph" style:parent-style-name="Standard">
      <style:text-properties officeooo:rsid="000bb6c7" officeooo:paragraph-rsid="000bb6c7"/>
    </style:style>
    <style:style style:name="P4" style:family="paragraph" style:parent-style-name="Standard">
      <style:text-properties officeooo:rsid="000c40ee" officeooo:paragraph-rsid="000c40ee"/>
    </style:style>
    <style:style style:name="P5" style:family="paragraph" style:parent-style-name="Standard">
      <style:text-properties officeooo:rsid="000d6ee9" officeooo:paragraph-rsid="000d6ee9"/>
    </style:style>
    <style:style style:name="P6" style:family="paragraph" style:parent-style-name="Standard">
      <style:text-properties officeooo:rsid="000e504a" officeooo:paragraph-rsid="000e504a"/>
    </style:style>
    <style:style style:name="P7" style:family="paragraph" style:parent-style-name="Standard">
      <style:text-properties officeooo:rsid="00101f48" officeooo:paragraph-rsid="00101f48"/>
    </style:style>
    <style:style style:name="P8" style:family="paragraph" style:parent-style-name="Standard">
      <style:text-properties officeooo:rsid="0011416c" officeooo:paragraph-rsid="0011416c"/>
    </style:style>
    <style:style style:name="P9" style:family="paragraph" style:parent-style-name="Standard">
      <style:text-properties officeooo:rsid="00122d77" officeooo:paragraph-rsid="00122d77"/>
    </style:style>
    <style:style style:name="P10" style:family="paragraph" style:parent-style-name="Standard">
      <style:text-properties officeooo:rsid="000e504a" officeooo:paragraph-rsid="000e504a"/>
    </style:style>
    <style:style style:name="T1" style:family="text">
      <style:text-properties officeooo:rsid="00034b57"/>
    </style:style>
    <style:style style:name="T2" style:family="text">
      <style:text-properties officeooo:rsid="00047193"/>
    </style:style>
    <style:style style:name="T3" style:family="text">
      <style:text-properties fo:language="en" fo:country="US" officeooo:rsid="0009bf00"/>
    </style:style>
    <style:style style:name="T4" style:family="text">
      <style:text-properties officeooo:rsid="00101f48"/>
    </style:style>
    <style:style style:name="T5" style:family="text">
      <style:text-properties officeooo:rsid="00114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 Phase</text:p>
      <text:p text:style-name="P1">Refactoring</text:p>
      <text:p text:style-name="P1"/>
      <text:p text:style-name="P1">To address the problem of Duplicate Code in the Document Manager and LatexEditorController classes we implemented the alternative algorithm method, now the document templates and the types of commands are read from properties files from the disk that are in separate folders in the project. <text:span text:style-name="T1">This also helps with the extending the project without needing to touch multiple classes, in order to add a new Latex Document template or a new Command</text:span></text:p>
      <text:p text:style-name="P1"/>
      <text:p text:style-name="P2"><text:span text:style-name="T2">In the controller.commands package we extracted a SuperCommand abstract class from all classes that implement the Command interface. Now the SuperCommand class contains the fields that all commands required. SuperCommand has protected fields. The Commands can call methods from the field</text:span><text:span text:style-name="T3">s</text:span><text:span text:style-name="T2"> of SuperCommand. </text:span></text:p>
      <text:p text:style-name="P2"/>
      <text:p text:style-name="P3">In addLatexCommand we moved code from the MainWindow class that added the commands in the document. Delegation of responsibilities was wrong so we fixed that.</text:p>
      <text:p text:style-name="P3"/>
      <text:p text:style-name="P4">EditCommand is now responsible for setting the document contents <text:s/>taking input from the main window. Moved the responsibility from the mainWindow and latexEditorView classes.</text:p>
      <text:p text:style-name="P4"/>
      <text:p text:style-name="P5">Moved the save to disk of a .tex file from DocumentClass to the SaveCommand class.</text:p>
      <text:p text:style-name="P5"/>
      <text:p text:style-name="P6">Moved responsibility of loading files from VersionsManager to LoadCommand class.</text:p>
      <text:p text:style-name="P5"/>
      <text:p text:style-name="P5">Regarding the model.versioning subsystem. (renamed the package from strategy):</text:p>
      <text:p text:style-name="P6"/>
      <text:p text:style-name="P6">VersionManager had some methods that were dead code, not called anywhere in the project we removed those methods from the project completely.</text:p>
      <text:p text:style-name="P5"/>
      <text:p text:style-name="P6">VersionManager besides having responsibility for the VersioningSubsystem also served the role of a middle man that was called from most of the classes from the back end to communicate with the front end namely the LatexEditorView class. <text:span text:style-name="T4">We started by removing middle man methods and passing reference to the LatexEditorView to every class that needed access to it’s methods/fields. </text:span></text:p>
      <text:p text:style-name="P6"/>
      <text:p text:style-name="P9">View Package:</text:p>
      <text:p text:style-name="P6"/>
      <text:p text:style-name="P7">Latex EditorView this class contained data <text:span text:style-name="T5">and methods that had nothing to do with the GUI, we decided that we should remove this class from the project entirelly. This class was the interface between the back end and the front end, so after removing this class most of re responsibilities moved to LatexEditorController except those that had nothing to do with interfacing like load and save functionalities that were moved to their respective command classes.</text:span></text:p>
      <text:p text:style-name="P8">We set the LatexEditorController to have the currentVersion of the Document and fields with references to the other classes of the project as well as get methods for these fields so commands can use them.</text:p>
      <text:p text:style-name="P8"/>
      <text:p text:style-name="P9">In the mainWindow class we mended the “long method” problem that actually was the addlatexCommand we moved that method to it’s respective command class.</text:p>
      <text:p text:style-name="P9"/>
      <text:p text:style-name="P9"><text:soft-page-break/>Other tweaks to the code were minor and were to ensure that the program compiled and ran after the refactor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12-16T10:42:00.330000000</dc:date>
    <meta:editing-duration>PT45M11S</meta:editing-duration>
    <meta:editing-cycles>10</meta:editing-cycles>
    <meta:document-statistic meta:table-count="0" meta:image-count="0" meta:object-count="0" meta:page-count="2" meta:paragraph-count="16" meta:word-count="438" meta:character-count="2808" meta:non-whitespace-character-count="2383"/>
  </office:meta>
</office:document-meta>
</file>